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302cm" style:rel-column-width="7939*"/>
    </style:style>
    <style:style style:name="Table1.B" style:family="table-column">
      <style:table-column-properties style:column-width="16.699cm" style:rel-column-width="5759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0" style:family="paragraph" style:parent-style-name="Text_20_body">
      <style:text-properties style:font-name="Cambria" fo:language="en" fo:country="US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>
      <style:text-properties style:font-name="Cambria" fo:language="ru" fo:country="RU"/>
    </style:style>
    <style:style style:name="P13" style:family="paragraph" style:parent-style-name="Text_20_body" style:list-style-name="L1">
      <style:text-properties style:font-name="Cambria" fo:language="ru" fo:country="RU"/>
    </style:style>
    <style:style style:name="P14" style:family="paragraph" style:parent-style-name="Text_20_body" style:list-style-name="L2">
      <style:text-properties style:font-name="Cambria" fo:language="ru" fo:country="RU"/>
    </style:style>
    <style:style style:name="P15" style:family="paragraph" style:parent-style-name="Text_20_body" style:list-style-name="L3">
      <style:text-properties style:font-name="Cambria" fo:language="ru" fo:country="RU"/>
    </style:style>
    <style:style style:name="P16" style:family="paragraph" style:parent-style-name="Text_20_body" style:list-style-name="L4">
      <style:text-properties style:font-name="Cambria" fo:language="ru" fo:country="RU"/>
    </style:style>
    <style:style style:name="P17" style:family="paragraph" style:parent-style-name="Text_20_body" style:list-style-name="L5">
      <style:text-properties style:font-name="Cambria" fo:language="ru" fo:country="RU"/>
    </style:style>
    <style:style style:name="P18" style:family="paragraph" style:parent-style-name="Text_20_body" style:list-style-name="L6">
      <style:text-properties style:font-name="Cambria" fo:language="ru" fo:country="RU"/>
    </style:style>
    <style:style style:name="P19" style:family="paragraph" style:parent-style-name="Text_20_body" style:list-style-name="L7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58cm" draw:z-index="1"><draw:image xlink:href="../images/0253.png" xlink:type="simple" xlink:show="embed" xlink:actuate="onLoad"/></draw:frame></text:p>
          </table:table-cell>
          <table:table-cell table:style-name="Table1.B1" office:value-type="string">
            <text:h text:style-name="P11" text:outline-level="1">ЭМ - Редук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субмодель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Графический объект2" text:anchor-type="as-char" svg:width="1.769cm" svg:height="2.161cm" draw:z-index="0"><draw:image xlink:href="../images/025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ставляет собой параметризованную субмодель, реализующую типовую математическую модель "Редуктор".</text:p>
            <text:p text:style-name="P6"/>
            <text:p text:style-name="P6">На <text:span text:style-name="T1">входы</text:span> блока подаются:</text:p>
            <text:p text:style-name="P6">угол поворота вала двигателя q[рад],</text:p>
            <text:p text:style-name="P6">угол поворота звена qn[рад]),</text:p>
            <text:p text:style-name="P6">скорости первого и второго звена q'[рад/ сек] и q'n[рад/сек].</text:p>
            <text:p text:style-name="P6"/>
            <text:p text:style-name="P6"><text:span text:style-name="T1">Выходом</text:span> модели является момент редуктора Qr[н*М]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5-10-27T16:54:20.28</dc:date>
    <meta:generator>OpenOffice/4.1.1$Win32 OpenOffice.org_project/411m6$Build-9775</meta:generator>
    <meta:editing-duration>PT3H18M14S</meta:editing-duration>
    <meta:editing-cycles>80</meta:editing-cycles>
    <meta:document-statistic meta:table-count="1" meta:image-count="2" meta:object-count="0" meta:page-count="1" meta:paragraph-count="12" meta:word-count="48" meta:character-count="350"/>
  </office:meta>
</office:document-meta>
</file>